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fo:break-before="page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426b69" officeooo:paragraph-rsid="00426b69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26b69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972ea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e3990" officeooo:paragraph-rsid="004e3990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507f05" officeooo:paragraph-rsid="00507f05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1d8148" officeooo:paragraph-rsid="001d8148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a9653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2ef58e" officeooo:paragraph-rsid="002ef58e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4abfed" officeooo:paragraph-rsid="004abfed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1c1e84" officeooo:paragraph-rsid="001c1e84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1d8148" officeooo:paragraph-rsid="001d8148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31da3e" officeooo:paragraph-rsid="0031da3e" style:font-size-asian="10pt" style:font-style-asian="italic" style:font-size-complex="10pt" style:font-style-complex="italic"/>
    </style:style>
    <style:style style:name="T1" style:family="text">
      <style:text-properties officeooo:rsid="001df5d6"/>
    </style:style>
    <style:style style:name="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d8e3d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2c2f71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T8" style:family="text">
      <style:text-properties fo:color="#666666" fo:font-size="10pt" fo:letter-spacing="-0.004cm" fo:font-weight="bold" officeooo:rsid="002ef58e" style:font-size-asian="10pt" style:font-weight-asian="bold" style:font-size-complex="10pt" style:font-weight-complex="bold"/>
    </style:style>
    <style:style style:name="T9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10" style:family="text">
      <style:text-properties fo:color="#666666" fo:font-size="10pt" fo:letter-spacing="-0.004cm" fo:font-weight="bold" officeooo:rsid="00387fac" style:font-size-asian="10pt" style:font-weight-asian="bold" style:font-size-complex="10pt" style:font-weight-complex="bold"/>
    </style:style>
    <style:style style:name="T11" style:family="text">
      <style:text-properties fo:color="#666666" fo:font-size="10pt" fo:letter-spacing="-0.004cm" fo:font-weight="bold" officeooo:rsid="004a9653" style:font-size-asian="10pt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26b69"/>
    </style:style>
    <style:style style:name="T14" style:family="text">
      <style:text-properties officeooo:rsid="00507f05"/>
    </style:style>
    <style:style style:name="T15" style:family="text">
      <style:text-properties officeooo:rsid="002fe039"/>
    </style:style>
    <style:style style:name="T16" style:family="text">
      <style:text-properties officeooo:rsid="003156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9"><text:span text:style-name="T2">2016/0</text:span><text:span text:style-name="T10">7</text:span><text:span text:style-name="T2">/</text:span><text:span text:style-name="T11">25</text:span><text:span text:style-name="T2"> – MONTAG</text:span></text:p>
            <text:p text:style-name="P2"/>
          </table:table-cell>
          <table:table-cell table:style-name="Table6.A2" office:value-type="string">
            <text:p text:style-name="P22"/>
            <text:p text:style-name="P21"><text:span text:style-name="T12">Azubirunde:</text:span> Über Projektstand gesprochen, weitere Planung vorgelegt.</text:p>
            <text:p text:style-name="P23"/>
          </table:table-cell>
          <table:table-cell table:style-name="Table6.A2" office:value-type="string">
            <text:p text:style-name="P12"><text:span text:style-name="T13">0700 </text:span>– <text:span text:style-name="T13">1500</text:span></text:p>
          </table:table-cell>
          <table:table-cell table:style-name="Table6.D2" office:value-type="string">
            <text:p text:style-name="P24">HZB</text:p>
          </table:table-cell>
        </table:table-row>
        <table:table-row table:style-name="Table6.3">
          <table:table-cell table:style-name="Table6.A2" office:value-type="string">
            <text:p text:style-name="P9"><text:span text:style-name="T2">2016/0</text:span><text:span text:style-name="T10">7</text:span><text:span text:style-name="T2">/</text:span><text:span text:style-name="T11">26</text:span><text:span text:style-name="T2"> – DIENSTAG</text:span></text:p>
          </table:table-cell>
          <table:table-cell table:style-name="Table6.B3" office:value-type="string">
            <text:p text:style-name="P13"/>
            <text:p text:style-name="P14">A. Klotz <text:span text:style-name="T14">bei</text:span> Linux bezüglich OC Update Projekt assistiert.</text:p>
            <text:p text:style-name="P16"/>
          </table:table-cell>
          <table:table-cell table:style-name="Table6.A2" office:value-type="string">
            <text:p text:style-name="P12"><text:span text:style-name="T13">0700 </text:span>– <text:span text:style-name="T13">1500</text:span></text:p>
          </table:table-cell>
          <table:table-cell table:style-name="Table6.D2" office:value-type="string">
            <text:p text:style-name="P24">HZB</text:p>
          </table:table-cell>
        </table:table-row>
        <table:table-row table:style-name="Table6.4">
          <table:table-cell table:style-name="Table6.A2" office:value-type="string">
            <text:p text:style-name="P9"><text:span text:style-name="T2">2016/0</text:span><text:span text:style-name="T10">7</text:span><text:span text:style-name="T2">/</text:span><text:span text:style-name="T9">2</text:span><text:span text:style-name="T11">7</text:span><text:span text:style-name="T2"> – MITTWOCH</text:span></text:p>
          </table:table-cell>
          <table:table-cell table:style-name="Table6.B4" office:value-type="string">
            <text:p text:style-name="P13"/>
            <text:p text:style-name="P15">A. Kl<text:span text:style-name="T15">o</text:span>tz bei <text:span text:style-name="T16">L</text:span>inux bezüglich OC Update Projekt assistiert, Automatisierungs- und Überwachungs-Scripts in Shell <text:s/>geschrieben</text:p>
            <text:p text:style-name="P13"/>
          </table:table-cell>
          <table:table-cell table:style-name="Table6.A2" office:value-type="string">
            <text:p text:style-name="P12"><text:span text:style-name="T13">0700 </text:span>– <text:span text:style-name="T13">1500</text:span></text:p>
          </table:table-cell>
          <table:table-cell table:style-name="Table6.D2" office:value-type="string">
            <text:p text:style-name="P24">HZB</text:p>
          </table:table-cell>
        </table:table-row>
        <table:table-row table:style-name="Table6.5">
          <table:table-cell table:style-name="Table6.A2" office:value-type="string">
            <text:p text:style-name="P9"><text:span text:style-name="T2">2016/0</text:span><text:span text:style-name="T10">7</text:span><text:span text:style-name="T2">/</text:span><text:span text:style-name="T10">2</text:span><text:span text:style-name="T11">8</text:span><text:span text:style-name="T2"> – DONNERSTAG</text:span></text:p>
          </table:table-cell>
          <table:table-cell table:style-name="Table6.B5" office:value-type="string">
            <text:p text:style-name="P18"/>
            <text:p text:style-name="P18">Webdesign Programmierung des Online-Ausbildungsnachweis-Projekts begonnen.</text:p>
            <text:p text:style-name="P20"/>
          </table:table-cell>
          <table:table-cell table:style-name="Table6.A2" office:value-type="string">
            <text:p text:style-name="P12"><text:span text:style-name="T13">0700 </text:span>– <text:span text:style-name="T13">150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6">
          <table:table-cell table:style-name="Table6.A2" office:value-type="string">
            <text:p text:style-name="P9"><text:span text:style-name="T2">2016/0</text:span><text:span text:style-name="T9">7</text:span><text:span text:style-name="T2">/</text:span><text:span text:style-name="T10">2</text:span><text:span text:style-name="T11">9</text:span><text:span text:style-name="T2"> – FREITAG</text:span></text:p>
          </table:table-cell>
          <table:table-cell table:style-name="Table6.B6" office:value-type="string">
            <text:p text:style-name="P19"/>
            <text:p text:style-name="P18">Webdesign Programmierung weitergeführt.</text:p>
            <text:p text:style-name="P17">Azubigrillen veranstaltet.</text:p>
            <text:p text:style-name="P19"/>
          </table:table-cell>
          <table:table-cell table:style-name="Table6.A2" office:value-type="string">
            <text:p text:style-name="P11"><text:span text:style-name="T13">0700 </text:span>– <text:span text:style-name="T13">1500</text:span></text:p>
          </table:table-cell>
          <table:table-cell table:style-name="Table6.D2" office:value-type="string">
            <text:p text:style-name="P4">HZ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d8e3d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2c2f71" style:font-size-asian="10pt" style:font-weight-asian="bold" style:font-size-complex="10pt" style:font-weight-complex="bold"/>
    </style:style>
    <style:style style:name="MT7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MT8" style:family="text">
      <style:text-properties fo:color="#666666" fo:font-size="10pt" fo:letter-spacing="-0.004cm" fo:font-weight="bold" officeooo:rsid="002ef58e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7</text:span><text:span text:style-name="MT4">/</text:span><text:span text:style-name="MT5">25</text:span><text:span text:style-name="MT6"> </text:span><text:span text:style-name="MT2">– 2016/0</text:span><text:span text:style-name="MT7">7</text:span><text:span text:style-name="MT2">/</text:span><text:span text:style-name="MT8">29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8">30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4T12:08:10.597318540</dc:date>
    <meta:editing-cycles>27</meta:editing-cycles>
    <dc:title>Header Schule</dc:title>
    <meta:editing-duration>PT1H7M44S</meta:editing-duration>
    <meta:generator>LibreOffice/5.1.4.2$Linux_X86_64 LibreOffice_project/10m0$Build-2</meta:generator>
    <meta:document-statistic meta:table-count="6" meta:image-count="0" meta:object-count="0" meta:page-count="1" meta:paragraph-count="33" meta:word-count="88" meta:character-count="773" meta:non-whitespace-character-count="706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